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7pt" fo:font-style="italic" style:font-size-asian="7pt" style:font-style-asian="italic" style:font-size-complex="7pt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apers" text:outline-level="2">[[PAPER_TITLE]]</text:h>
      <text:h text:style-name="paper-details" text:outline-level="3">&lt;&lt;type in our text here&gt;&gt;</text:h>
      <text:h text:style-name="paper-details" text:outline-level="3">The following papers were laid:<text:line-break/><text:line-break/></text:h>
      <text:h text:style-name="paper-details" text:outline-level="3"><text:bookmark text:name="begin_tabled_documents_list"/></text:h>
      <text:h text:style-name="paper-details" text:outline-level="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notice-plain" style:family="paragraph" style:parent-style-name="Heading_20_2" style:class="text">
      <style:paragraph-properties fo:background-color="transparent">
        <style:background-image/>
      </style:paragraph-properties>
    </style:style>
    <style:style style:name="prayers" style:family="paragraph" style:parent-style-name="Heading_20_1" style:auto-update="true" style:class="chapter" style:master-page-name="" style:default-outline-level="1">
      <style:paragraph-properties fo:text-align="center" style:justify-single-word="false" fo:background-color="#ffff99" style:shadow="none">
        <style:tab-stops/>
        <style:background-image/>
      </style:paragraph-properties>
      <style:text-properties style:font-name="Times New Roman1" fo:font-size="16.1000003814697pt"/>
    </style:style>
    <style:style style:name="papers" style:family="paragraph" style:parent-style-name="Heading_20_1" style:class="text" style:default-outline-level="2">
      <style:paragraph-properties fo:text-align="center" style:justify-single-word="false" fo:background-color="transparent" fo:padding="0in" fo:border="0.0008in solid #4c1900" style:shadow="none">
        <style:background-image/>
      </style:paragraph-properties>
      <style:text-properties style:font-name="Times New Roman" fo:font-size="14pt" fo:font-style="normal" style:font-size-asian="13pt" style:font-size-complex="13pt"/>
    </style:style>
    <style:style style:name="paper-details" style:family="paragraph" style:parent-style-name="Text_20_body" style:class="text" style:default-outline-level="3">
      <style:paragraph-properties fo:background-color="transparent" fo:padding="0in" fo:border="0.0138in solid #996633" style:shadow="none">
        <style:background-image/>
      </style:paragraph-properties>
      <style:text-properties fo:font-size="11pt" style:font-size-asian="11pt" style:font-size-complex="11pt"/>
    </style:style>
    <style:style style:name="comment" style:family="paragraph" style:parent-style-name="Standard" style:class="text">
      <style:paragraph-properties fo:margin-left="0.2402in" fo:margin-right="0in" fo:text-indent="0in" style:auto-text-indent="false" fo:background-color="#e6e6e6" fo:padding="0in" fo:border="0.0071in solid #000000" style:shadow="none">
        <style:background-image/>
      </style:paragraph-properties>
      <style:text-properties fo:font-size="11pt" fo:font-style="italic" style:font-size-asian="11pt" style:font-style-asian="italic" style:font-size-complex="11pt" style:font-style-complex="italic"/>
    </style:style>
    <style:style style:name="notice-of-motion" style:family="paragraph" style:parent-style-name="Heading_20_1" style:class="text" style:default-outline-level="4">
      <style:paragraph-properties fo:text-align="center" style:justify-single-word="false" fo:background-color="#e6e64c">
        <style:background-image/>
      </style:paragraph-properties>
      <style:text-properties style:font-name="Times New Roman" fo:font-size="14pt" style:font-size-asian="14pt" style:font-size-complex="14pt"/>
    </style:style>
    <style:style style:name="notice" style:family="paragraph" style:parent-style-name="Heading_20_2" style:class="text" style:default-outline-level="5">
      <style:paragraph-properties fo:text-align="center" style:justify-single-word="false" fo:background-color="#ffcc99">
        <style:background-image/>
      </style:paragraph-properties>
      <style:text-properties style:font-name="Times New Roman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noticetext" style:family="paragraph" style:parent-style-name="Standard" style:class="text">
      <style:paragraph-properties fo:background-color="#ff9966">
        <style:background-image/>
      </style:paragraph-properties>
      <style:text-properties fo:font-size="11pt" style:font-size-asian="11pt" style:font-size-complex="11pt"/>
    </style:style>
    <style:style style:name="session" style:family="paragraph" style:parent-style-name="Heading_20_1" style:class="text">
      <style:paragraph-properties fo:text-align="center" style:justify-single-word="false" fo:background-color="#e6e64c">
        <style:background-image/>
      </style:paragraph-properties>
      <style:text-properties style:font-name="Times New Roman" fo:font-size="14pt" style:font-size-asian="14pt" style:font-size-complex="14pt"/>
    </style:style>
    <style:style style:name="agenda" style:family="paragraph" style:parent-style-name="Heading_20_2" style:class="text">
      <style:paragraph-properties fo:margin-top="0.0098in" fo:margin-bottom="0.0799in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question" style:family="paragraph" style:parent-style-name="Text_20_body" style:class="text">
      <style:paragraph-properties fo:margin-top="0.0598in" fo:margin-bottom="0.0598in" fo:background-color="#9999ff">
        <style:background-image/>
      </style:paragraph-properties>
      <style:text-properties fo:font-size="11pt" style:font-size-asian="11pt" style:font-size-complex="11pt"/>
    </style:style>
    <style:style style:name="speech" style:family="paragraph" style:parent-style-name="Standard">
      <style:paragraph-properties fo:margin-top="0.0598in" fo:margin-bottom="0.0598in" fo:background-color="#ccccff">
        <style:background-image/>
      </style:paragraph-properties>
      <style:text-properties fo:font-size="11pt"/>
    </style:style>
    <style:style style:name="answer" style:family="paragraph" style:parent-style-name="Standard">
      <style:paragraph-properties fo:margin-top="0.0598in" fo:margin-bottom="0.0598in" fo:background-color="#9999cc">
        <style:background-image/>
      </style:paragraph-properties>
      <style:text-properties fo:font-size="11pt" style:font-size-asian="11pt" style:font-size-complex="11pt"/>
    </style:style>
    <style:style style:name="agenda-plain" style:family="paragraph" style:parent-style-name="agenda">
      <style:paragraph-properties fo:background-color="transparent">
        <style:background-image/>
      </style:paragraph-properties>
    </style:style>
    <style:style style:name="prayers-plain" style:family="paragraph" style:parent-style-name="prayers">
      <style:paragraph-properties fo:background-color="transparent">
        <style:background-image/>
      </style:paragraph-properties>
    </style:style>
    <style:style style:name="papers-plain" style:family="paragraph" style:parent-style-name="papers">
      <style:paragraph-properties fo:background-color="transparent">
        <style:background-image/>
      </style:paragraph-properties>
    </style:style>
    <style:style style:name="paper-details-plain" style:family="paragraph" style:parent-style-name="paper-details">
      <style:paragraph-properties fo:background-color="transparent">
        <style:background-image/>
      </style:paragraph-properties>
    </style:style>
    <style:style style:name="comment-plain" style:family="paragraph" style:parent-style-name="comment">
      <style:paragraph-properties fo:background-color="transparent">
        <style:background-image/>
      </style:paragraph-properties>
    </style:style>
    <style:style style:name="notice-of-motion-plain" style:family="paragraph" style:parent-style-name="notice-of-motion">
      <style:paragraph-properties fo:background-color="transparent">
        <style:background-image/>
      </style:paragraph-properties>
    </style:style>
    <style:style style:name="noticetext-plain" style:family="paragraph" style:parent-style-name="noticetext">
      <style:paragraph-properties fo:background-color="transparent">
        <style:background-image/>
      </style:paragraph-properties>
    </style:style>
    <style:style style:name="session-plain" style:family="paragraph" style:parent-style-name="session">
      <style:paragraph-properties fo:background-color="transparent">
        <style:background-image/>
      </style:paragraph-properties>
    </style:style>
    <style:style style:name="question-plain" style:family="paragraph" style:parent-style-name="question">
      <style:paragraph-properties fo:margin-top="0.0598in" fo:margin-bottom="0.0598in" fo:background-color="transparent">
        <style:background-image/>
      </style:paragraph-properties>
    </style:style>
    <style:style style:name="speech-plain" style:family="paragraph" style:parent-style-name="speech">
      <style:paragraph-properties fo:background-color="transparent">
        <style:background-image/>
      </style:paragraph-properties>
    </style:style>
    <style:style style:name="answer-plain" style:family="paragraph" style:parent-style-name="answer">
      <style:paragraph-properties fo:background-color="transparent">
        <style:background-image/>
      </style:paragraph-properties>
    </style:style>
    <style:style style:name="question-title" style:family="paragraph" style:parent-style-name="Heading_20_2" style:auto-update="true" style:class="text" style:default-outline-level="7">
      <style:paragraph-properties fo:margin-top="0.0299in" fo:margin-bottom="0.0201in" fo:background-color="transparent" fo:padding="0in" fo:border="0.0138in solid #993366" style:shadow="none">
        <style:background-image/>
      </style:paragraph-properties>
      <style:text-properties fo:font-size="13pt" fo:font-style="normal"/>
    </style:style>
    <style:style style:name="question-text" style:family="paragraph" style:parent-style-name="Heading_20_3" style:auto-update="true" style:class="text">
      <style:paragraph-properties fo:margin-left="0.0799in" fo:margin-right="0in" fo:margin-top="0.0098in" fo:margin-bottom="0.0799in" fo:text-indent="0in" style:auto-text-indent="false" fo:background-color="transparent" fo:padding="0in" fo:border="0.0346in solid #cc6633" style:shadow="none">
        <style:tab-stops/>
        <style:background-image/>
      </style:paragraph-properties>
      <style:text-properties fo:font-size="12pt" fo:font-weight="normal"/>
    </style:style>
    <style:style style:name="speech-text" style:family="paragraph" style:parent-style-name="Heading_20_3" style:auto-update="true" style:class="text" style:default-outline-level="8">
      <style:paragraph-properties fo:margin-left="0.0799in" fo:margin-right="0in" fo:margin-top="0.0098in" fo:margin-bottom="0.0201in" fo:text-indent="0in" style:auto-text-indent="false" fo:background-color="transparent" fo:padding="0in" fo:border="0.0346in solid #00b8ff" style:shadow="none">
        <style:background-image/>
      </style:paragraph-properties>
      <style:text-properties fo:font-size="11pt" fo:font-weight="normal"/>
    </style:style>
    <style:style style:name="begin-marker" style:family="paragraph" style:auto-update="true" style:class="text" style:master-page-name="">
      <style:paragraph-properties>
        <style:tab-stops/>
      </style:paragraph-properties>
      <style:text-properties fo:color="#dc2300" style:text-outline="false" fo:font-size="11pt" fo:font-style="italic" fo:text-shadow="none" fo:font-weight="bold"/>
    </style:style>
    <style:style style:name="end-marker" style:family="paragraph" style:auto-update="true" style:class="text">
      <style:text-properties fo:color="#dc2300" fo:font-size="11pt" fo:font-style="italic" fo:font-weight="bold"/>
    </style:style>
    <style:style style:name="qa-title" style:family="paragraph" style:parent-style-name="Heading_20_2" style:class="text" style:default-outline-level="6">
      <style:paragraph-properties fo:text-align="center" style:justify-single-word="false" fo:background-color="transparent" fo:padding="0.0201in" fo:border="0.0008in solid #008000" style:shadow="none">
        <style:background-image/>
      </style:paragraph-properties>
      <style:text-properties fo:font-style="norm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 text:start-value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P1" style:family="paragraph" style:parent-style-name="Header">
      <style:text-properties fo:font-size="7pt" fo:font-style="italic" style:font-size-asian="7pt" style:font-style-asian="italic" style:font-size-complex="7pt" style:font-style-complex="italic"/>
    </style:style>
    <style:page-layout style:name="pm1">
      <style:page-layout-properties fo:page-width="8.5in" fo:page-height="11in" style:num-format="1" style:print-orientation="portrait" fo:margin-top="0.25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6354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pm1">
      <style:header>
        <text:p text:style-name="P1">HANSARD DRAF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Ashok Hariharan</meta:initial-creator>
    <meta:creation-date>2007-09-25T13:14:20</meta:creation-date>
    <dc:creator>Ashok Hariharan</dc:creator>
    <dc:date>2007-09-25T13:15:21</dc:date>
    <dc:language>en-US</dc:language>
    <meta:editing-cycles>2</meta:editing-cycles>
    <meta:editing-duration>PT1M1S</meta:editing-duration>
    <meta:user-defined meta:name="Info 1"/>
    <meta:user-defined meta:name="Info 2"/>
    <meta:user-defined meta:name="Info 3"/>
    <meta:user-defined meta:name="Info 4"/>
    <meta:user-defined meta:name="bungeni_document_type" meta:value-type="string">debaterecord</meta:user-defined>
    <meta:document-statistic meta:table-count="0" meta:image-count="0" meta:object-count="0" meta:page-count="1" meta:paragraph-count="4" meta:word-count="14" meta:character-count="86"/>
  </office:meta>
</office:document-meta>
</file>